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color="#ffffff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table table:name="Fla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<text:s text:c="6"/>Operation Type</text:p>
          </table:table-cell>
          <table:table-cell table:style-name="ce1" office:value-type="string" calcext:value-type="string">
            <text:p><text:s text:c="4"/>Throughput MiB/s</text:p>
          </table:table-cell>
          <table:table-cell table:style-name="ce1" office:value-type="string" calcext:value-type="string">
            <text:p><text:s text:c="2"/>Average in seconds</text:p>
          </table:table-cell>
          <table:table-cell table:style-name="ce1" office:value-type="string" calcext:value-type="string">
            <text:p><text:s text:c="3"/>Default Deviation</text:p>
          </table:table-cell>
          <table:table-cell table:style-name="ce1" office:value-type="string" calcext:value-type="string">
            <text:p><text:s text:c="6"/>Execution time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Flash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Ext4 1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0.1241922536" calcext:value-type="float">
            <text:p>120.1241922536</text:p>
          </table:table-cell>
          <table:table-cell office:value-type="float" office:value="0.0083576667" calcext:value-type="float">
            <text:p>0.0083576667</text:p>
          </table:table-cell>
          <table:table-cell office:value-type="float" office:value="0" calcext:value-type="float">
            <text:p>0</text:p>
          </table:table-cell>
          <table:table-cell office:value-type="float" office:value="0.0083576667" calcext:value-type="float">
            <text:p>0.008357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94.8823775356" calcext:value-type="float">
            <text:p>94.8823775356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" calcext:value-type="float">
            <text:p>0</text:p>
          </table:table-cell>
          <table:table-cell office:value-type="float" office:value="0.01054" calcext:value-type="float">
            <text:p>0.01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6.8693973673" calcext:value-type="float">
            <text:p>96.8693973673</text:p>
          </table:table-cell>
          <table:table-cell office:value-type="float" office:value="0.0103303333" calcext:value-type="float">
            <text:p>0.0103303333</text:p>
          </table:table-cell>
          <table:table-cell office:value-type="float" office:value="0" calcext:value-type="float">
            <text:p>0</text:p>
          </table:table-cell>
          <table:table-cell office:value-type="float" office:value="0.0103303333" calcext:value-type="float">
            <text:p>0.010330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5.9873075279" calcext:value-type="float">
            <text:p>75.9873075279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" calcext:value-type="float">
            <text:p>0</text:p>
          </table:table-cell>
          <table:table-cell office:value-type="float" office:value="0.01332" calcext:value-type="float">
            <text:p>0.013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t4 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6537198338" calcext:value-type="float">
            <text:p>124.6537198338</text:p>
          </table:table-cell>
          <table:table-cell office:value-type="float" office:value="0.0080223267" calcext:value-type="float">
            <text:p>0.0080223267</text:p>
          </table:table-cell>
          <table:table-cell office:value-type="float" office:value="0.0001346462" calcext:value-type="float">
            <text:p>0.0001346462</text:p>
          </table:table-cell>
          <table:table-cell office:value-type="float" office:value="0.4011163333" calcext:value-type="float">
            <text:p>0.401116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4.4047858272" calcext:value-type="float">
            <text:p>84.4047858272</text:p>
          </table:table-cell>
          <table:table-cell office:value-type="float" office:value="0.0118729467" calcext:value-type="float">
            <text:p>0.0118729467</text:p>
          </table:table-cell>
          <table:table-cell office:value-type="float" office:value="0.0002851967" calcext:value-type="float">
            <text:p>0.0002851967</text:p>
          </table:table-cell>
          <table:table-cell office:value-type="float" office:value="0.5936473333" calcext:value-type="float">
            <text:p>0.593647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100.5374585348" calcext:value-type="float">
            <text:p>100.5374585348</text:p>
          </table:table-cell>
          <table:table-cell office:value-type="float" office:value="0.00994684" calcext:value-type="float">
            <text:p>0.00994684</text:p>
          </table:table-cell>
          <table:table-cell office:value-type="float" office:value="0.0003245102" calcext:value-type="float">
            <text:p>0.0003245102</text:p>
          </table:table-cell>
          <table:table-cell office:value-type="float" office:value="0.497342" calcext:value-type="float">
            <text:p>0.4973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6.2659029742" calcext:value-type="float">
            <text:p>76.2659029742</text:p>
          </table:table-cell>
          <table:table-cell office:value-type="float" office:value="0.0131583667" calcext:value-type="float">
            <text:p>0.0131583667</text:p>
          </table:table-cell>
          <table:table-cell office:value-type="float" office:value="0.001176665" calcext:value-type="float">
            <text:p>0.001176665</text:p>
          </table:table-cell>
          <table:table-cell office:value-type="float" office:value="0.6579183333" calcext:value-type="float">
            <text:p>0.65791833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t4 1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5094648009" calcext:value-type="float">
            <text:p>122.5094648009</text:p>
          </table:table-cell>
          <table:table-cell office:value-type="float" office:value="0.0081654667" calcext:value-type="float">
            <text:p>0.0081654667</text:p>
          </table:table-cell>
          <table:table-cell office:value-type="float" office:value="0.0002922764" calcext:value-type="float">
            <text:p>0.0002922764</text:p>
          </table:table-cell>
          <table:table-cell office:value-type="float" office:value="1.22482" calcext:value-type="float">
            <text:p>1.22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3.0970449171" calcext:value-type="float">
            <text:p>83.0970449171</text:p>
          </table:table-cell>
          <table:table-cell office:value-type="float" office:value="0.0120612467" calcext:value-type="float">
            <text:p>0.0120612467</text:p>
          </table:table-cell>
          <table:table-cell office:value-type="float" office:value="0.0004042272" calcext:value-type="float">
            <text:p>0.0004042272</text:p>
          </table:table-cell>
          <table:table-cell office:value-type="float" office:value="1.809187" calcext:value-type="float">
            <text:p>1.809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8.543612467" calcext:value-type="float">
            <text:p>98.543612467</text:p>
          </table:table-cell>
          <table:table-cell office:value-type="float" office:value="0.01014848" calcext:value-type="float">
            <text:p>0.01014848</text:p>
          </table:table-cell>
          <table:table-cell office:value-type="float" office:value="0.0005092461" calcext:value-type="float">
            <text:p>0.0005092461</text:p>
          </table:table-cell>
          <table:table-cell office:value-type="float" office:value="1.522272" calcext:value-type="float">
            <text:p>1.522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38.9128289125" calcext:value-type="float">
            <text:p>38.9128289125</text:p>
          </table:table-cell>
          <table:table-cell office:value-type="float" office:value="0.0411036511" calcext:value-type="float">
            <text:p>0.0411036511</text:p>
          </table:table-cell>
          <table:table-cell office:value-type="float" office:value="0.2475524237" calcext:value-type="float">
            <text:p>0.2475524237</text:p>
          </table:table-cell>
          <table:table-cell office:value-type="float" office:value="6.1655476667" calcext:value-type="float">
            <text:p>6.16554766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1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82.6382980221" calcext:value-type="float">
            <text:p>82.6382980221</text:p>
          </table:table-cell>
          <table:table-cell office:value-type="float" office:value="0.0130336667" calcext:value-type="float">
            <text:p>0.0130336667</text:p>
          </table:table-cell>
          <table:table-cell office:value-type="float" office:value="0" calcext:value-type="float">
            <text:p>0</text:p>
          </table:table-cell>
          <table:table-cell office:value-type="float" office:value="0.0130336667" calcext:value-type="float">
            <text:p>0.013033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50.2968229215" calcext:value-type="float">
            <text:p>50.2968229215</text:p>
          </table:table-cell>
          <table:table-cell office:value-type="float" office:value="0.0207863333" calcext:value-type="float">
            <text:p>0.0207863333</text:p>
          </table:table-cell>
          <table:table-cell office:value-type="float" office:value="0" calcext:value-type="float">
            <text:p>0</text:p>
          </table:table-cell>
          <table:table-cell office:value-type="float" office:value="0.0207863333" calcext:value-type="float">
            <text:p>0.020786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38.7235079841" calcext:value-type="float">
            <text:p>38.7235079841</text:p>
          </table:table-cell>
          <table:table-cell office:value-type="float" office:value="0.0272243333" calcext:value-type="float">
            <text:p>0.0272243333</text:p>
          </table:table-cell>
          <table:table-cell office:value-type="float" office:value="0" calcext:value-type="float">
            <text:p>0</text:p>
          </table:table-cell>
          <table:table-cell office:value-type="float" office:value="0.0272243333" calcext:value-type="float">
            <text:p>0.027224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14.11684383" calcext:value-type="float">
            <text:p>14.11684383</text:p>
          </table:table-cell>
          <table:table-cell office:value-type="float" office:value="0.07129" calcext:value-type="float">
            <text:p>0.07129</text:p>
          </table:table-cell>
          <table:table-cell office:value-type="float" office:value="0" calcext:value-type="float">
            <text:p>0</text:p>
          </table:table-cell>
          <table:table-cell office:value-type="float" office:value="0.07129" calcext:value-type="float">
            <text:p>0.071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71.0216294556" calcext:value-type="float">
            <text:p>71.0216294556</text:p>
          </table:table-cell>
          <table:table-cell office:value-type="float" office:value="0.0140975" calcext:value-type="float">
            <text:p>0.0140975</text:p>
          </table:table-cell>
          <table:table-cell office:value-type="float" office:value="0.0021682974" calcext:value-type="float">
            <text:p>0.0021682974</text:p>
          </table:table-cell>
          <table:table-cell office:value-type="float" office:value="0.704875" calcext:value-type="float">
            <text:p>0.704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44.9805231121" calcext:value-type="float">
            <text:p>44.9805231121</text:p>
          </table:table-cell>
          <table:table-cell office:value-type="float" office:value="0.0222706067" calcext:value-type="float">
            <text:p>0.0222706067</text:p>
          </table:table-cell>
          <table:table-cell office:value-type="float" office:value="0.0096329636" calcext:value-type="float">
            <text:p>0.0096329636</text:p>
          </table:table-cell>
          <table:table-cell office:value-type="float" office:value="1.1135303333" calcext:value-type="float">
            <text:p>1.113530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32.2426996185" calcext:value-type="float">
            <text:p>32.2426996185</text:p>
          </table:table-cell>
          <table:table-cell office:value-type="float" office:value="0.0437061667" calcext:value-type="float">
            <text:p>0.0437061667</text:p>
          </table:table-cell>
          <table:table-cell office:value-type="float" office:value="0.092206165" calcext:value-type="float">
            <text:p>0.092206165</text:p>
          </table:table-cell>
          <table:table-cell office:value-type="float" office:value="2.1853083333" calcext:value-type="float">
            <text:p>2.185308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6.0494670644" calcext:value-type="float">
            <text:p>6.0494670644</text:p>
          </table:table-cell>
          <table:table-cell office:value-type="float" office:value="0.2073877867" calcext:value-type="float">
            <text:p>0.2073877867</text:p>
          </table:table-cell>
          <table:table-cell office:value-type="float" office:value="0.309762415" calcext:value-type="float">
            <text:p>0.309762415</text:p>
          </table:table-cell>
          <table:table-cell office:value-type="float" office:value="10.3693893333" calcext:value-type="float">
            <text:p>10.36938933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1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84.3458122625" calcext:value-type="float">
            <text:p>84.3458122625</text:p>
          </table:table-cell>
          <table:table-cell office:value-type="float" office:value="0.0119239422" calcext:value-type="float">
            <text:p>0.0119239422</text:p>
          </table:table-cell>
          <table:table-cell office:value-type="float" office:value="0.0032936056" calcext:value-type="float">
            <text:p>0.0032936056</text:p>
          </table:table-cell>
          <table:table-cell office:value-type="float" office:value="1.7885913333" calcext:value-type="float">
            <text:p>1.788591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46.9348104461" calcext:value-type="float">
            <text:p>46.9348104461</text:p>
          </table:table-cell>
          <table:table-cell office:value-type="float" office:value="0.0217378356" calcext:value-type="float">
            <text:p>0.0217378356</text:p>
          </table:table-cell>
          <table:table-cell office:value-type="float" office:value="0.0125377559" calcext:value-type="float">
            <text:p>0.0125377559</text:p>
          </table:table-cell>
          <table:table-cell office:value-type="float" office:value="3.2606753333" calcext:value-type="float">
            <text:p>3.260675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27.4835869651" calcext:value-type="float">
            <text:p>27.4835869651</text:p>
          </table:table-cell>
          <table:table-cell office:value-type="float" office:value="0.0473553111" calcext:value-type="float">
            <text:p>0.0473553111</text:p>
          </table:table-cell>
          <table:table-cell office:value-type="float" office:value="0.0431998076" calcext:value-type="float">
            <text:p>0.0431998076</text:p>
          </table:table-cell>
          <table:table-cell office:value-type="float" office:value="7.1032966667" calcext:value-type="float">
            <text:p>7.103296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2.6793941515" calcext:value-type="float">
            <text:p>2.6793941515</text:p>
          </table:table-cell>
          <table:table-cell office:value-type="float" office:value="0.3732228156" calcext:value-type="float">
            <text:p>0.3732228156</text:p>
          </table:table-cell>
          <table:table-cell office:value-type="float" office:value="0.4849472324" calcext:value-type="float">
            <text:p>0.4849472324</text:p>
          </table:table-cell>
          <table:table-cell office:value-type="float" office:value="55.9834223333" calcext:value-type="float">
            <text:p>55.9834223333</text:p>
          </table:table-cell>
          <table:table-cell table:number-columns-repeated="1019"/>
        </table:table-row>
      </table:table>
      <table:table table:name="HDD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<text:s text:c="6"/>Operation Type</text:p>
          </table:table-cell>
          <table:table-cell table:style-name="ce1" office:value-type="string" calcext:value-type="string">
            <text:p><text:s text:c="4"/>Throughput MiB/s</text:p>
          </table:table-cell>
          <table:table-cell table:style-name="ce1" office:value-type="string" calcext:value-type="string">
            <text:p><text:s text:c="2"/>Average in seconds</text:p>
          </table:table-cell>
          <table:table-cell table:style-name="ce1" office:value-type="string" calcext:value-type="string">
            <text:p><text:s text:c="3"/>Default Deviation</text:p>
          </table:table-cell>
          <table:table-cell table:style-name="ce1" office:value-type="string" calcext:value-type="string">
            <text:p><text:s text:c="6"/>Execution time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HDD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Ext4 1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5531295001" calcext:value-type="float">
            <text:p>124.5531295001</text:p>
          </table:table-cell>
          <table:table-cell office:value-type="float" office:value="0.0080303333" calcext:value-type="float">
            <text:p>0.0080303333</text:p>
          </table:table-cell>
          <table:table-cell office:value-type="float" office:value="0" calcext:value-type="float">
            <text:p>0</text:p>
          </table:table-cell>
          <table:table-cell office:value-type="float" office:value="0.0080303333" calcext:value-type="float">
            <text:p>0.008030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93.9442072454" calcext:value-type="float">
            <text:p>93.9442072454</text:p>
          </table:table-cell>
          <table:table-cell office:value-type="float" office:value="0.0106456667" calcext:value-type="float">
            <text:p>0.0106456667</text:p>
          </table:table-cell>
          <table:table-cell office:value-type="float" office:value="0" calcext:value-type="float">
            <text:p>0</text:p>
          </table:table-cell>
          <table:table-cell office:value-type="float" office:value="0.0106456667" calcext:value-type="float">
            <text:p>0.010645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7.1766049895" calcext:value-type="float">
            <text:p>97.1766049895</text:p>
          </table:table-cell>
          <table:table-cell office:value-type="float" office:value="0.0102973333" calcext:value-type="float">
            <text:p>0.0102973333</text:p>
          </table:table-cell>
          <table:table-cell office:value-type="float" office:value="0" calcext:value-type="float">
            <text:p>0</text:p>
          </table:table-cell>
          <table:table-cell office:value-type="float" office:value="0.0102973333" calcext:value-type="float">
            <text:p>0.010297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83.8475918269" calcext:value-type="float">
            <text:p>83.8475918269</text:p>
          </table:table-cell>
          <table:table-cell office:value-type="float" office:value="0.0119303333" calcext:value-type="float">
            <text:p>0.0119303333</text:p>
          </table:table-cell>
          <table:table-cell office:value-type="float" office:value="0" calcext:value-type="float">
            <text:p>0</text:p>
          </table:table-cell>
          <table:table-cell office:value-type="float" office:value="0.0119303333" calcext:value-type="float">
            <text:p>0.01193033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t4 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17.3567627229" calcext:value-type="float">
            <text:p>117.3567627229</text:p>
          </table:table-cell>
          <table:table-cell office:value-type="float" office:value="0.00853434" calcext:value-type="float">
            <text:p>0.00853434</text:p>
          </table:table-cell>
          <table:table-cell office:value-type="float" office:value="0.0011013052" calcext:value-type="float">
            <text:p>0.0011013052</text:p>
          </table:table-cell>
          <table:table-cell office:value-type="float" office:value="0.426717" calcext:value-type="float">
            <text:p>0.426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0.5993522574" calcext:value-type="float">
            <text:p>80.5993522574</text:p>
          </table:table-cell>
          <table:table-cell office:value-type="float" office:value="0.0124487533" calcext:value-type="float">
            <text:p>0.0124487533</text:p>
          </table:table-cell>
          <table:table-cell office:value-type="float" office:value="0.0009738556" calcext:value-type="float">
            <text:p>0.0009738556</text:p>
          </table:table-cell>
          <table:table-cell office:value-type="float" office:value="0.6224376667" calcext:value-type="float">
            <text:p>0.622437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7.8208684987" calcext:value-type="float">
            <text:p>97.8208684987</text:p>
          </table:table-cell>
          <table:table-cell office:value-type="float" office:value="0.01023192" calcext:value-type="float">
            <text:p>0.01023192</text:p>
          </table:table-cell>
          <table:table-cell office:value-type="float" office:value="0.0002188171" calcext:value-type="float">
            <text:p>0.0002188171</text:p>
          </table:table-cell>
          <table:table-cell office:value-type="float" office:value="0.511596" calcext:value-type="float">
            <text:p>0.5115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5.2859385834" calcext:value-type="float">
            <text:p>75.2859385834</text:p>
          </table:table-cell>
          <table:table-cell office:value-type="float" office:value="0.01331536" calcext:value-type="float">
            <text:p>0.01331536</text:p>
          </table:table-cell>
          <table:table-cell office:value-type="float" office:value="0.0036830579" calcext:value-type="float">
            <text:p>0.0036830579</text:p>
          </table:table-cell>
          <table:table-cell office:value-type="float" office:value="0.665768" calcext:value-type="float">
            <text:p>0.6657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t4 1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6561099458" calcext:value-type="float">
            <text:p>124.6561099458</text:p>
          </table:table-cell>
          <table:table-cell office:value-type="float" office:value="0.0080220933" calcext:value-type="float">
            <text:p>0.0080220933</text:p>
          </table:table-cell>
          <table:table-cell office:value-type="float" office:value="0.0002323215" calcext:value-type="float">
            <text:p>0.0002323215</text:p>
          </table:table-cell>
          <table:table-cell office:value-type="float" office:value="1.203314" calcext:value-type="float">
            <text:p>1.203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3.7913993836" calcext:value-type="float">
            <text:p>83.7913993836</text:p>
          </table:table-cell>
          <table:table-cell office:value-type="float" office:value="0.0119406911" calcext:value-type="float">
            <text:p>0.0119406911</text:p>
          </table:table-cell>
          <table:table-cell office:value-type="float" office:value="0.0008230312" calcext:value-type="float">
            <text:p>0.0008230312</text:p>
          </table:table-cell>
          <table:table-cell office:value-type="float" office:value="1.7911036667" calcext:value-type="float">
            <text:p>1.791103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80.0871607159" calcext:value-type="float">
            <text:p>80.0871607159</text:p>
          </table:table-cell>
          <table:table-cell office:value-type="float" office:value="0.0127975378" calcext:value-type="float">
            <text:p>0.0127975378</text:p>
          </table:table-cell>
          <table:table-cell office:value-type="float" office:value="0.0334748031" calcext:value-type="float">
            <text:p>0.0334748031</text:p>
          </table:table-cell>
          <table:table-cell office:value-type="float" office:value="1.9196306667" calcext:value-type="float">
            <text:p>1.919630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68.2047052005" calcext:value-type="float">
            <text:p>68.2047052005</text:p>
          </table:table-cell>
          <table:table-cell office:value-type="float" office:value="0.0154421311" calcext:value-type="float">
            <text:p>0.0154421311</text:p>
          </table:table-cell>
          <table:table-cell office:value-type="float" office:value="0.0205365342" calcext:value-type="float">
            <text:p>0.0205365342</text:p>
          </table:table-cell>
          <table:table-cell office:value-type="float" office:value="2.3163196667" calcext:value-type="float">
            <text:p>2.31631966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1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65.9037056258" calcext:value-type="float">
            <text:p>65.9037056258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" calcext:value-type="float">
            <text:p>0</text:p>
          </table:table-cell>
          <table:table-cell office:value-type="float" office:value="0.015174" calcext:value-type="float">
            <text:p>0.015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50.9004348315" calcext:value-type="float">
            <text:p>50.9004348315</text:p>
          </table:table-cell>
          <table:table-cell office:value-type="float" office:value="0.0201446667" calcext:value-type="float">
            <text:p>0.0201446667</text:p>
          </table:table-cell>
          <table:table-cell office:value-type="float" office:value="0" calcext:value-type="float">
            <text:p>0</text:p>
          </table:table-cell>
          <table:table-cell office:value-type="float" office:value="0.0201446667" calcext:value-type="float">
            <text:p>0.020144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36.5283202575" calcext:value-type="float">
            <text:p>36.5283202575</text:p>
          </table:table-cell>
          <table:table-cell office:value-type="float" office:value="0.0274066667" calcext:value-type="float">
            <text:p>0.0274066667</text:p>
          </table:table-cell>
          <table:table-cell office:value-type="float" office:value="0" calcext:value-type="float">
            <text:p>0</text:p>
          </table:table-cell>
          <table:table-cell office:value-type="float" office:value="0.0274066667" calcext:value-type="float">
            <text:p>0.027406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16.8449755348" calcext:value-type="float">
            <text:p>16.8449755348</text:p>
          </table:table-cell>
          <table:table-cell office:value-type="float" office:value="0.0593663333" calcext:value-type="float">
            <text:p>0.0593663333</text:p>
          </table:table-cell>
          <table:table-cell office:value-type="float" office:value="0" calcext:value-type="float">
            <text:p>0</text:p>
          </table:table-cell>
          <table:table-cell office:value-type="float" office:value="0.0593663333" calcext:value-type="float">
            <text:p>0.05936633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99.8346663289" calcext:value-type="float">
            <text:p>99.8346663289</text:p>
          </table:table-cell>
          <table:table-cell office:value-type="float" office:value="0.01070854" calcext:value-type="float">
            <text:p>0.01070854</text:p>
          </table:table-cell>
          <table:table-cell office:value-type="float" office:value="0.0008441913" calcext:value-type="float">
            <text:p>0.0008441913</text:p>
          </table:table-cell>
          <table:table-cell office:value-type="float" office:value="0.535427" calcext:value-type="float">
            <text:p>0.53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57.738827251" calcext:value-type="float">
            <text:p>57.738827251</text:p>
          </table:table-cell>
          <table:table-cell office:value-type="float" office:value="0.0174214" calcext:value-type="float">
            <text:p>0.0174214</text:p>
          </table:table-cell>
          <table:table-cell office:value-type="float" office:value="0.0101407472" calcext:value-type="float">
            <text:p>0.0101407472</text:p>
          </table:table-cell>
          <table:table-cell office:value-type="float" office:value="0.87107" calcext:value-type="float">
            <text:p>0.87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46.8750806885" calcext:value-type="float">
            <text:p>46.8750806885</text:p>
          </table:table-cell>
          <table:table-cell office:value-type="float" office:value="0.0215893667" calcext:value-type="float">
            <text:p>0.0215893667</text:p>
          </table:table-cell>
          <table:table-cell office:value-type="float" office:value="0.0019492453" calcext:value-type="float">
            <text:p>0.0019492453</text:p>
          </table:table-cell>
          <table:table-cell office:value-type="float" office:value="1.0794683333" calcext:value-type="float">
            <text:p>1.079468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9.1554912521" calcext:value-type="float">
            <text:p>9.1554912521</text:p>
          </table:table-cell>
          <table:table-cell office:value-type="float" office:value="0.11127334" calcext:value-type="float">
            <text:p>0.11127334</text:p>
          </table:table-cell>
          <table:table-cell office:value-type="float" office:value="0.0721692366" calcext:value-type="float">
            <text:p>0.0721692366</text:p>
          </table:table-cell>
          <table:table-cell office:value-type="float" office:value="5.563667" calcext:value-type="float">
            <text:p>5.5636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1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73.4867490947" calcext:value-type="float">
            <text:p>73.4867490947</text:p>
          </table:table-cell>
          <table:table-cell office:value-type="float" office:value="0.0136638422" calcext:value-type="float">
            <text:p>0.0136638422</text:p>
          </table:table-cell>
          <table:table-cell office:value-type="float" office:value="0.002900403" calcext:value-type="float">
            <text:p>0.002900403</text:p>
          </table:table-cell>
          <table:table-cell office:value-type="float" office:value="2.0495763333" calcext:value-type="float">
            <text:p>2.049576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47.6668755768" calcext:value-type="float">
            <text:p>47.6668755768</text:p>
          </table:table-cell>
          <table:table-cell office:value-type="float" office:value="0.0210622467" calcext:value-type="float">
            <text:p>0.0210622467</text:p>
          </table:table-cell>
          <table:table-cell office:value-type="float" office:value="0.0105954505" calcext:value-type="float">
            <text:p>0.0105954505</text:p>
          </table:table-cell>
          <table:table-cell office:value-type="float" office:value="3.159337" calcext:value-type="float">
            <text:p>3.159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41.213568635" calcext:value-type="float">
            <text:p>41.213568635</text:p>
          </table:table-cell>
          <table:table-cell office:value-type="float" office:value="0.0245547467" calcext:value-type="float">
            <text:p>0.0245547467</text:p>
          </table:table-cell>
          <table:table-cell office:value-type="float" office:value="0.0198960779" calcext:value-type="float">
            <text:p>0.0198960779</text:p>
          </table:table-cell>
          <table:table-cell office:value-type="float" office:value="3.683212" calcext:value-type="float">
            <text:p>3.683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2.667529219" calcext:value-type="float">
            <text:p>2.667529219</text:p>
          </table:table-cell>
          <table:table-cell office:value-type="float" office:value="0.3749283822" calcext:value-type="float">
            <text:p>0.3749283822</text:p>
          </table:table-cell>
          <table:table-cell office:value-type="float" office:value="0.4767252889" calcext:value-type="float">
            <text:p>0.4767252889</text:p>
          </table:table-cell>
          <table:table-cell office:value-type="float" office:value="56.2392573333" calcext:value-type="float">
            <text:p>56.2392573333</text:p>
          </table:table-cell>
          <table:table-cell table:number-columns-repeated="1019"/>
        </table:table-row>
      </table:table>
      <table:table table:name="SSD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<text:s text:c="6"/>Operation Type</text:p>
          </table:table-cell>
          <table:table-cell table:style-name="ce1" office:value-type="string" calcext:value-type="string">
            <text:p><text:s text:c="4"/>Throughput MiB/s</text:p>
          </table:table-cell>
          <table:table-cell table:style-name="ce1" office:value-type="string" calcext:value-type="string">
            <text:p><text:s text:c="2"/>Average in seconds</text:p>
          </table:table-cell>
          <table:table-cell table:style-name="ce1" office:value-type="string" calcext:value-type="string">
            <text:p><text:s text:c="3"/>Default Deviation</text:p>
          </table:table-cell>
          <table:table-cell table:style-name="ce1" office:value-type="string" calcext:value-type="string">
            <text:p><text:s text:c="6"/>Execution time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SSD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Ext4 1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0679843482" calcext:value-type="float">
            <text:p>122.0679843482</text:p>
          </table:table-cell>
          <table:table-cell office:value-type="float" office:value="0.008193" calcext:value-type="float">
            <text:p>0.008193</text:p>
          </table:table-cell>
          <table:table-cell office:value-type="float" office:value="0" calcext:value-type="float">
            <text:p>0</text:p>
          </table:table-cell>
          <table:table-cell office:value-type="float" office:value="0.008193" calcext:value-type="float">
            <text:p>0.008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90.6192224767" calcext:value-type="float">
            <text:p>90.6192224767</text:p>
          </table:table-cell>
          <table:table-cell office:value-type="float" office:value="0.011055" calcext:value-type="float">
            <text:p>0.011055</text:p>
          </table:table-cell>
          <table:table-cell office:value-type="float" office:value="0" calcext:value-type="float">
            <text:p>0</text:p>
          </table:table-cell>
          <table:table-cell office:value-type="float" office:value="0.011055" calcext:value-type="float">
            <text:p>0.011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3.3417465353" calcext:value-type="float">
            <text:p>93.3417465353</text:p>
          </table:table-cell>
          <table:table-cell office:value-type="float" office:value="0.0107133333" calcext:value-type="float">
            <text:p>0.0107133333</text:p>
          </table:table-cell>
          <table:table-cell office:value-type="float" office:value="0" calcext:value-type="float">
            <text:p>0</text:p>
          </table:table-cell>
          <table:table-cell office:value-type="float" office:value="0.0107133333" calcext:value-type="float">
            <text:p>0.010713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6.874637789" calcext:value-type="float">
            <text:p>76.874637789</text:p>
          </table:table-cell>
          <table:table-cell office:value-type="float" office:value="0.0130083333" calcext:value-type="float">
            <text:p>0.0130083333</text:p>
          </table:table-cell>
          <table:table-cell office:value-type="float" office:value="0" calcext:value-type="float">
            <text:p>0</text:p>
          </table:table-cell>
          <table:table-cell office:value-type="float" office:value="0.0130083333" calcext:value-type="float">
            <text:p>0.01300833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t4 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9268982023" calcext:value-type="float">
            <text:p>122.9268982023</text:p>
          </table:table-cell>
          <table:table-cell office:value-type="float" office:value="0.0081369467" calcext:value-type="float">
            <text:p>0.0081369467</text:p>
          </table:table-cell>
          <table:table-cell office:value-type="float" office:value="0.0004552095" calcext:value-type="float">
            <text:p>0.0004552095</text:p>
          </table:table-cell>
          <table:table-cell office:value-type="float" office:value="0.4068473333" calcext:value-type="float">
            <text:p>0.406847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6.9651329671" calcext:value-type="float">
            <text:p>86.9651329671</text:p>
          </table:table-cell>
          <table:table-cell office:value-type="float" office:value="0.0114989667" calcext:value-type="float">
            <text:p>0.0114989667</text:p>
          </table:table-cell>
          <table:table-cell office:value-type="float" office:value="0.0002958702" calcext:value-type="float">
            <text:p>0.0002958702</text:p>
          </table:table-cell>
          <table:table-cell office:value-type="float" office:value="0.5749483333" calcext:value-type="float">
            <text:p>0.574948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92.323633086" calcext:value-type="float">
            <text:p>92.323633086</text:p>
          </table:table-cell>
          <table:table-cell office:value-type="float" office:value="0.01083358" calcext:value-type="float">
            <text:p>0.01083358</text:p>
          </table:table-cell>
          <table:table-cell office:value-type="float" office:value="0.0004912345" calcext:value-type="float">
            <text:p>0.0004912345</text:p>
          </table:table-cell>
          <table:table-cell office:value-type="float" office:value="0.541679" calcext:value-type="float">
            <text:p>0.541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71.3016478585" calcext:value-type="float">
            <text:p>71.3016478585</text:p>
          </table:table-cell>
          <table:table-cell office:value-type="float" office:value="0.0140255" calcext:value-type="float">
            <text:p>0.0140255</text:p>
          </table:table-cell>
          <table:table-cell office:value-type="float" office:value="0.0008684464" calcext:value-type="float">
            <text:p>0.0008684464</text:p>
          </table:table-cell>
          <table:table-cell office:value-type="float" office:value="0.701275" calcext:value-type="float">
            <text:p>0.70127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t4 1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4.3099776085" calcext:value-type="float">
            <text:p>124.3099776085</text:p>
          </table:table-cell>
          <table:table-cell office:value-type="float" office:value="0.0080446178" calcext:value-type="float">
            <text:p>0.0080446178</text:p>
          </table:table-cell>
          <table:table-cell office:value-type="float" office:value="0.000273481" calcext:value-type="float">
            <text:p>0.000273481</text:p>
          </table:table-cell>
          <table:table-cell office:value-type="float" office:value="1.2066926667" calcext:value-type="float">
            <text:p>1.206692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86.4654642775" calcext:value-type="float">
            <text:p>86.4654642775</text:p>
          </table:table-cell>
          <table:table-cell office:value-type="float" office:value="0.0115655244" calcext:value-type="float">
            <text:p>0.0115655244</text:p>
          </table:table-cell>
          <table:table-cell office:value-type="float" office:value="0.000449749" calcext:value-type="float">
            <text:p>0.000449749</text:p>
          </table:table-cell>
          <table:table-cell office:value-type="float" office:value="1.7348286667" calcext:value-type="float">
            <text:p>1.734828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83.3243790684" calcext:value-type="float">
            <text:p>83.3243790684</text:p>
          </table:table-cell>
          <table:table-cell office:value-type="float" office:value="0.0120945978" calcext:value-type="float">
            <text:p>0.0120945978</text:p>
          </table:table-cell>
          <table:table-cell office:value-type="float" office:value="0.0142592271" calcext:value-type="float">
            <text:p>0.0142592271</text:p>
          </table:table-cell>
          <table:table-cell office:value-type="float" office:value="1.8141896667" calcext:value-type="float">
            <text:p>1.814189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65.0009588426" calcext:value-type="float">
            <text:p>65.0009588426</text:p>
          </table:table-cell>
          <table:table-cell office:value-type="float" office:value="0.0154284578" calcext:value-type="float">
            <text:p>0.0154284578</text:p>
          </table:table-cell>
          <table:table-cell office:value-type="float" office:value="0.0039616299" calcext:value-type="float">
            <text:p>0.0039616299</text:p>
          </table:table-cell>
          <table:table-cell office:value-type="float" office:value="2.3142686667" calcext:value-type="float">
            <text:p>2.31426866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1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16.9409777853" calcext:value-type="float">
            <text:p>116.9409777853</text:p>
          </table:table-cell>
          <table:table-cell office:value-type="float" office:value="0.008552" calcext:value-type="float">
            <text:p>0.008552</text:p>
          </table:table-cell>
          <table:table-cell office:value-type="float" office:value="0" calcext:value-type="float">
            <text:p>0</text:p>
          </table:table-cell>
          <table:table-cell office:value-type="float" office:value="0.008552" calcext:value-type="float">
            <text:p>0.0085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65.8735810538" calcext:value-type="float">
            <text:p>65.8735810538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0" calcext:value-type="float">
            <text:p>0</text:p>
          </table:table-cell>
          <table:table-cell office:value-type="float" office:value="0.015451" calcext:value-type="float">
            <text:p>0.015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54.0242554115" calcext:value-type="float">
            <text:p>54.0242554115</text:p>
          </table:table-cell>
          <table:table-cell office:value-type="float" office:value="0.018548" calcext:value-type="float">
            <text:p>0.018548</text:p>
          </table:table-cell>
          <table:table-cell office:value-type="float" office:value="0" calcext:value-type="float">
            <text:p>0</text:p>
          </table:table-cell>
          <table:table-cell office:value-type="float" office:value="0.018548" calcext:value-type="float">
            <text:p>0.018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22.3419592058" calcext:value-type="float">
            <text:p>22.3419592058</text:p>
          </table:table-cell>
          <table:table-cell office:value-type="float" office:value="0.0447793333" calcext:value-type="float">
            <text:p>0.0447793333</text:p>
          </table:table-cell>
          <table:table-cell office:value-type="float" office:value="0" calcext:value-type="float">
            <text:p>0</text:p>
          </table:table-cell>
          <table:table-cell office:value-type="float" office:value="0.0447793333" calcext:value-type="float">
            <text:p>0.04477933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3.8171519678" calcext:value-type="float">
            <text:p>123.8171519678</text:p>
          </table:table-cell>
          <table:table-cell office:value-type="float" office:value="0.00807648" calcext:value-type="float">
            <text:p>0.00807648</text:p>
          </table:table-cell>
          <table:table-cell office:value-type="float" office:value="0.0002372051" calcext:value-type="float">
            <text:p>0.0002372051</text:p>
          </table:table-cell>
          <table:table-cell office:value-type="float" office:value="0.403824" calcext:value-type="float">
            <text:p>0.4038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66.2194875462" calcext:value-type="float">
            <text:p>66.2194875462</text:p>
          </table:table-cell>
          <table:table-cell office:value-type="float" office:value="0.0151018533" calcext:value-type="float">
            <text:p>0.0151018533</text:p>
          </table:table-cell>
          <table:table-cell office:value-type="float" office:value="0.0070734522" calcext:value-type="float">
            <text:p>0.0070734522</text:p>
          </table:table-cell>
          <table:table-cell office:value-type="float" office:value="0.7550926667" calcext:value-type="float">
            <text:p>0.755092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55.5201277872" calcext:value-type="float">
            <text:p>55.5201277872</text:p>
          </table:table-cell>
          <table:table-cell office:value-type="float" office:value="0.018019" calcext:value-type="float">
            <text:p>0.018019</text:p>
          </table:table-cell>
          <table:table-cell office:value-type="float" office:value="0.0013263001" calcext:value-type="float">
            <text:p>0.0013263001</text:p>
          </table:table-cell>
          <table:table-cell office:value-type="float" office:value="0.90095" calcext:value-type="float">
            <text:p>0.90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11.7149787571" calcext:value-type="float">
            <text:p>11.7149787571</text:p>
          </table:table-cell>
          <table:table-cell office:value-type="float" office:value="0.0854152733" calcext:value-type="float">
            <text:p>0.0854152733</text:p>
          </table:table-cell>
          <table:table-cell office:value-type="float" office:value="0.0554096458" calcext:value-type="float">
            <text:p>0.0554096458</text:p>
          </table:table-cell>
          <table:table-cell office:value-type="float" office:value="4.2707636667" calcext:value-type="float">
            <text:p>4.27076366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TFS 150MiB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<text:s text:c="5"/>Read Sequential</text:p>
          </table:table-cell>
          <table:table-cell office:value-type="float" office:value="122.2850070586" calcext:value-type="float">
            <text:p>122.2850070586</text:p>
          </table:table-cell>
          <table:table-cell office:value-type="float" office:value="0.0081777489" calcext:value-type="float">
            <text:p>0.0081777489</text:p>
          </table:table-cell>
          <table:table-cell office:value-type="float" office:value="0.0003936168" calcext:value-type="float">
            <text:p>0.0003936168</text:p>
          </table:table-cell>
          <table:table-cell office:value-type="float" office:value="1.2266623333" calcext:value-type="float">
            <text:p>1.226662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9"/>Read Random</text:p>
          </table:table-cell>
          <table:table-cell office:value-type="float" office:value="62.1681432632" calcext:value-type="float">
            <text:p>62.1681432632</text:p>
          </table:table-cell>
          <table:table-cell office:value-type="float" office:value="0.0161639444" calcext:value-type="float">
            <text:p>0.0161639444</text:p>
          </table:table-cell>
          <table:table-cell office:value-type="float" office:value="0.0081541605" calcext:value-type="float">
            <text:p>0.0081541605</text:p>
          </table:table-cell>
          <table:table-cell office:value-type="float" office:value="2.4245916667" calcext:value-type="float">
            <text:p>2.42459166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4"/>Write Sequential</text:p>
          </table:table-cell>
          <table:table-cell office:value-type="float" office:value="55.8934917263" calcext:value-type="float">
            <text:p>55.8934917263</text:p>
          </table:table-cell>
          <table:table-cell office:value-type="float" office:value="0.0178923889" calcext:value-type="float">
            <text:p>0.0178923889</text:p>
          </table:table-cell>
          <table:table-cell office:value-type="float" office:value="0.0007083176" calcext:value-type="float">
            <text:p>0.0007083176</text:p>
          </table:table-cell>
          <table:table-cell office:value-type="float" office:value="2.6838583333" calcext:value-type="float">
            <text:p>2.6838583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8"/>Write Random</text:p>
          </table:table-cell>
          <table:table-cell office:value-type="float" office:value="3.2197520152" calcext:value-type="float">
            <text:p>3.2197520152</text:p>
          </table:table-cell>
          <table:table-cell office:value-type="float" office:value="0.31558748" calcext:value-type="float">
            <text:p>0.31558748</text:p>
          </table:table-cell>
          <table:table-cell office:value-type="float" office:value="0.3653553083" calcext:value-type="float">
            <text:p>0.3653553083</text:p>
          </table:table-cell>
          <table:table-cell office:value-type="float" office:value="47.338122" calcext:value-type="float">
            <text:p>47.33812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22:25:58.787906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o Ribeiro</meta:initial-creator>
    <meta:creation-date>2015-06-22T22:03:44.211028884</meta:creation-date>
    <meta:generator>LibreOffice/4.2.6.3$Linux_X86_64 LibreOffice_project/420m0$Build-3</meta:generator>
    <dc:date>2015-06-22T22:35:34.658449160</dc:date>
    <dc:creator>Gilberto Ribeiro</dc:creator>
    <meta:editing-duration>PT7M4S</meta:editing-duration>
    <meta:editing-cycles>10</meta:editing-cycles>
    <meta:document-statistic meta:table-count="3" meta:cell-count="396" meta:object-count="0"/>
  </office:meta>
</office:document-meta>
</file>